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ValidatorHelper.getParameterAttributes( String descriptor , SourceResolver resolver , boolean reloadable , String constraintset , String parameter , String attribute , Log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ValidatorHelper.isNull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Error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ParamResult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ValidatorHelper.isNoMatch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NoMatch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Null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FormValidatorHelper( String descriptor , boolean reloadable , Log logger ,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ValidatorHelper.isNotPresent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setParameter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setConstraintSet( String constrain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Results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ValidatorHelper.isTooSmall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ParamResult( Map objectModel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ValidatorHelper.isTooSmall( Map objectModel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ValidatorHelper.getConfiguration( String descriptor , SourceResolver resolver , boolean reloadable , Log log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ormValidatorHelper.getAttribute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ValidatorHelper.getConfigurationByName( Configuration [ ] conf , String name , Log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mValidatorHelper.isTooLarge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NotPresent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OK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isTooLarge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Parameter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ValidatorHelper.isError( Map objectMod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getParameterAttribute( String parameter ,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ValidatorHelper.FormValidatorHelper( String descriptor , boolean reloadable , Log logger , SourceResolver resolver , String constrain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ValidatorHelper.isOK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ValidatorHelper.cacheConfiguration( String descriptor , ConfigurationHelper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